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6146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ss2key_procgen-B-RANDxx-MAX-SUM-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2kproc1-2-3(changeDuplicatesC2(mxKeySwapBitsEE2(mxKeyAddRR(mxKeySwapBitsE(mxKeyReverseBits(mxKeyAlg2(mxKeyRotEnc(mxKeyAlg2(mxKeySwapMinors3(mxKeyNot(mxKeyReverseBits(mxKeyReverse(mxKeyRotEnc2(mxKeyAlg2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p2kproc1-2-3(mxKeyAlg1(mxKeySwapBitsEE2(mxKeyAlg2(mxKeySwapBitsG(mxKeyByBitEnc(mxKeySwapBitsE(mxKeyXorRR(p2kproc3(mxKeyRotEnc2(mxKeySwapBitsE(mxKeyAlg1(mxKeySwapBitsF(mxKeySwapBitsE(mxKeySwapBitsE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p2kproc1-2-3(mxKeySwapBitsF(mxKeyNot(p2kproc3(p2kproc3(mxKeyReverseBits(changeDuplicatesB(mxKeySwapBitsRound(mxKeyAddRR(mxKeyAddRR(mxKeySwapBitsRound(mxKeyXor(mxKeyXor(changeDuplicatesC2(mxKeySwapBitsG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p2kproc1-2-3(mxKeyAlg1(mxKeySwapBitsF(mxKeySwapBitsG(mxKeyRotEnc(mxKeyXorRR(mxKeyNot(p2kproc3(mxKeyByBitEnc(p2kproc3(mxKeyXorRR(mxKeyReverse(changeDuplicates(mxKeyReverse(mxKeyRotEnc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p2kproc1-2-3(mxKeyXor(mxKeyRotEnc(mxKeyXorB(changeDuplicates(changeDuplicatesC2(mxKeyRotEnc(mxKeyByBitEnc(changeDuplicates(mxKeyAlg1(mxKeyReverseBits(p2kproc3(mxKeySwapBitsRound(mxKeyXorRR(mxKeyRotEnc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2kproc1-2-3(mxKeyAddRR(mxKeyXor(mxKeySwapMinors3(mxKeySwapBitsF(mxKeySwapBitsRound(changeDuplicatesC2(mxKeyAlg2(changeDuplicates(mxKeySwapBitsE(mxKeyXorRR(mxKeyAlg2(mxKeyAlg1(mxKeyAddRR(mxKeyXorB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2kproc1-2-3(mxKeySwapBitsE(mxKeyRotateLeftBits(p2kproc3(mxKeyReverseBits(mxKeyXorB(mxKeyReverseBits(mxKeyAlg2(changeDuplicates(mxKeyXorB(mxKeyXorB(mxKeyNot(mxKeyReverse(mxKeyRotEnc2(mxKeyReverse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2kproc1-2-3(mxKeyXor(changeDuplicatesB(mxKeyAddRR(mxKeyAlg2(mxKeySwapBitsG(mxKeyAlg1(mxKeyReverse(mxKeySwapBitsRound(mxKeySwapBitsRound(mxKeySwapBitsEE2(mxKeyAddRR(changeDuplicatesB(mxKeyReverseBits(mxKeySwapBitsF(mxKeyNot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2kproc1-2-3(mxKeyXorB(mxKeyXorRR(mxKeyXorRR(mxKeyAddRR(mxKeyXorRR(changeDuplicatesC2(mxKeyReverse(mxKeyRotateLeftBits(mxKeyAddRR(p2kproc3(changeDuplicatesB(mxKeyXorB(mxKeySwapBitsG(mxKeySwapBitsG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2kproc1-2-3(mxKeySwapBitsG(changeDuplicatesB(changeDuplicatesB(mxKeyXorRR(mxKeyAlg2(mxKeySwapBitsD(p2kproc3(mxKeyReverse(mxKeyAlg1(mxKeyRotEnc2(mxKeyReverseBits(changeDuplicatesB(changeDuplicates(mxKeyRotEnc2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2kproc1-2-3(mxKeySwapBitsEE2(mxKeyRotateLeftBits(mxKeyRotEnc2(p2kproc3(changeDuplicates(mxKeySwapBitsE(changeDuplicatesC2(mxKeyReverseBits(mxKeyAlg2(mxKeyXor(changeDuplicates(mxKeyAlg1(mxKeyAlg2(mxKeySwapBitsRound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2kproc1-2-3(mxKeyReverseBits(mxKeyReverseBits(mxKeySwapBitsE(mxKeyXor(mxKeyXorRR(mxKeyRotEnc2(mxKeySwapBitsRound(mxKeyXor(mxKeyAlg1(mxKeyRotEnc2(mxKeyXorB(mxKeySwapBitsE(mxKeyReverseBits(mxKeyXorRR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2kproc1-2-3(mxKeyAddRR(mxKeyXorRR(mxKeyXor(mxKeySwapMinors3(mxKeyRotEnc2(mxKeyRotateLeftBits(mxKeySwapBitsD(mxKeySwapBitsE(mxKeyRotEnc2(mxKeySwapBitsE(mxKeyRotEnc2(mxKeySwapBitsG(mxKeySwapBitsF(mxKeySwapBitsF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-2-3(mxKeyRotEnc(changeDuplicatesB(mxKeyAddRR(mxKeyAlg2(mxKeyNot(mxKeySwapBitsRound(mxKeySwapBitsD(mxKeySwapBitsF(p2kproc3(mxKeyAlg1(mxKeyRotEnc(mxKeySwapBitsRound(mxKeyByBitEnc(mxKeyXorRR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-2-3(mxKeySwapBitsD(changeDuplicatesC2(mxKeyRotEnc2(mxKeySwapBitsRound(mxKeySwapBitsF(mxKeyAlg2(mxKeyReverse(p2kproc3(mxKeyByBitEnc(mxKeyRotEnc2(mxKeyRotEnc2(mxKeySwapBitsD(mxKeyNot(changeDuplicates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-2-3(mxKeySwapBitsD(changeDuplicatesB(changeDuplicates(changeDuplicates(mxKeyAlg1(mxKeySwapMinors3(mxKeySwapBitsF(mxKeySwapBitsRound(mxKeyAddRR(changeDuplicatesC2(mxKeyRotEnc(mxKeyAddRR(mxKeySwapBitsD(mxKeyReverse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-2-3(mxKeySwapBitsEE2(mxKeySwapBitsRound(mxKeyRotEnc(mxKeySwapBitsD(mxKeyRotEnc(mxKeyXorB(mxKeySwapBitsEE2(mxKeyXorB(mxKeySwapBitsG(mxKeyAlg2(changeDuplicatesC2(mxKeyRotateLeftBits(mxKeySwapMinors3(mxKeyRotateLeftBits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-2-3(mxKeyByBitEnc(mxKeySwapBitsG(changeDuplicatesB(mxKeyByBitEnc(mxKeyByBitEnc(changeDuplicates(mxKeyAddRR(mxKeySwapMinors3(changeDuplicatesB(mxKeyReverse(mxKeySwapBitsEE2(mxKeySwapBitsRound(mxKeyRotEnc(mxKeyAlg1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-2-3(changeDuplicatesB(changeDuplicatesC2(mxKeySwapBitsF(mxKeyReverse(mxKeySwapBitsE(changeDuplicatesB(mxKeySwapMinors3(mxKeyXorB(mxKeyRotateLeftBits(mxKeySwapBitsE(mxKeyRotEnc2(changeDuplicatesC2(changeDuplicates(mxKeySwapBitsE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-2-3(mxKeyXorB(p2kproc3(mxKeySwapMinors3(mxKeyXor(changeDuplicatesC2(mxKeyAlg1(mxKeyRotEnc(changeDuplicatesC2(changeDuplicates(mxKeySwapMinors3(mxKeyAlg2(mxKeyXor(mxKeyReverse(mxKeyAlg2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</table:table>
      <table:named-expressions/>
      <table:database-ranges>
        <table:database-range table:name="__Anonymous_Sheet_DB__0" table:target-range-address="'pass2key_procgen-B-RANDxx-MAX-SUM-16'.A1:'pass2key_procgen-B-RANDxx-MAX-SUM-16'.D20" table:contains-header="false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5T07:54:59.349818686</dc:date>
    <meta:editing-duration>PT49S</meta:editing-duration>
    <meta:editing-cycles>1</meta:editing-cycles>
    <meta:document-statistic meta:table-count="1" meta:cell-count="80" meta:object-count="0"/>
    <meta:generator>LibreOffice/6.3.4.2.0$Linux_X86_64 LibreOffice_project/30$Build-2</meta:generator>
  </office:meta>
</office:document-meta>
</file>